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67cm" fo:min-width="1.609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03cm" svg:stroke-color="#ff0000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4cm" svg:y1="22.717cm" svg:x2="12.303cm" svg:y2="22.717cm">
          <text:p/>
        </draw:line>
        <draw:line draw:style-name="gr1" draw:text-style-name="P1" draw:layer="layout" svg:x1="2.524cm" svg:y1="22.717cm" svg:x2="2.651cm" svg:y2="10.525cm">
          <text:p/>
        </draw:line>
        <draw:custom-shape draw:style-name="gr2" draw:text-style-name="P2" draw:layer="layout" svg:width="3.765cm" svg:height="3.957cm" draw:transform="rotate (-0.784001899995853) translate (6.461cm 12.68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5.064cm" svg:y1="16.748cm" svg:x2="9.509cm" svg:y2="12.303cm">
          <text:p/>
        </draw:line>
        <draw:line draw:style-name="gr3" draw:text-style-name="P1" draw:layer="layout" svg:x1="9.128cm" svg:y1="19.161cm" svg:x2="7.477cm" svg:y2="17.129cm">
          <text:p/>
        </draw:line>
        <draw:frame draw:style-name="gr4" draw:text-style-name="P3" draw:layer="layout" svg:width="1.294cm" svg:height="0.962cm" svg:x="12.279cm" svg:y="22.263cm">
          <draw:text-box>
            <text:p>+X</text:p>
          </draw:text-box>
        </draw:frame>
        <draw:frame draw:style-name="gr4" draw:text-style-name="P3" draw:layer="layout" svg:width="1.264cm" svg:height="0.962cm" svg:x="2.022cm" svg:y="9.636cm">
          <draw:text-box draw:corner-radius="0.121cm">
            <text:p>+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ay Meiri</meta:initial-creator>
    <meta:creation-date>2016-03-11T14:36:03.443407200</meta:creation-date>
    <dc:date>2016-03-11T18:10:10.153947347</dc:date>
    <dc:creator>Etay Meiri</dc:creator>
    <meta:editing-duration>PT3H14M53S</meta:editing-duration>
    <meta:editing-cycles>5</meta:editing-cycles>
    <meta:generator>LibreOffice/4.4.7.2$Linux_X86_64 LibreOffice_project/40$Build-2</meta:generator>
    <meta:document-statistic meta:object-count="7"/>
  </office:meta>
</office:document-meta>
</file>